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perClass" table:style-name="ta1">
        <table:shapes>
          <draw:frame draw:z-index="0" draw:style-name="gr1" draw:text-style-name="P1" svg:width="15.999cm" svg:height="8.999cm" svg:x="11.352cm" svg:y="0.1cm">
            <draw:object draw:notify-on-update-of-ranges="10perClass.A2:10perClass.A9 10perClass.B1:10perClass.B1 10perClass.B2:10perClass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Sampling</text:p>
          </table:table-cell>
          <table:table-cell office:value-type="string" calcext:value-type="string">
            <text:p>Entropy</text:p>
          </table:table-cell>
        </table:table-row>
        <table:table-row table:style-name="ro2">
          <table:table-cell office:value-type="string" calcext:value-type="string">
            <text:p><text:span text:style-name="T1">LIME text class-entity</text:span>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string" calcext:value-type="string">
            <text:p>LIME text entity-class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Frequency text class-entity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string" calcext:value-type="string">
            <text:p>Frequency text entity-class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LIME math class-entity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string" calcext:value-type="string">
            <text:p>LIME math entity-class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Frequency math class-entity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string" calcext:value-type="string">
            <text:p>Frequency math entity-class</text:p>
          </table:table-cell>
          <table:table-cell office:value-type="float" office:value="0.7" calcext:value-type="float">
            <text:p>0,7</text:p>
          </table:table-cell>
        </table:table-row>
      </table:table>
      <table:table table:name="100perClass" table:style-name="ta1">
        <table:shapes>
          <draw:frame draw:z-index="0" draw:style-name="gr1" draw:text-style-name="P1" svg:width="15.999cm" svg:height="8.999cm" svg:x="11.352cm" svg:y="0.1cm">
            <draw:object draw:notify-on-update-of-ranges="100perClass.A1:100perClass.A1 100perClass.A2:100perClass.A9 100perClass.B1:100perClass.B1 100perClass.B2:100perClass.B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2" table:default-cell-style-name="ce1"/>
        <table:table-row table:style-name="ro1">
          <table:table-cell table:style-name="Default" office:value-type="string" calcext:value-type="string">
            <text:p>Sampling</text:p>
          </table:table-cell>
          <table:table-cell office:value-type="string" calcext:value-type="string">
            <text:p>Entropy</text:p>
          </table:table-cell>
          <table:table-cell table:style-name="Default"/>
        </table:table-row>
        <table:table-row table:style-name="ro2">
          <table:table-cell office:value-type="string" calcext:value-type="string">
            <text:p><text:span text:style-name="T1">LIME text class-entity</text:span></text:p>
          </table:table-cell>
          <table:table-cell office:value-type="float" office:value="4.7" calcext:value-type="float">
            <text:p>4,7</text:p>
          </table:table-cell>
          <table:table-cell/>
        </table:table-row>
        <table:table-row table:style-name="ro1">
          <table:table-cell office:value-type="string" calcext:value-type="string">
            <text:p>LIME text entity-class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Frequency text class-entity</text:p>
          </table:table-cell>
          <table:table-cell office:value-type="float" office:value="8.1" calcext:value-type="float">
            <text:p>8,1</text:p>
          </table:table-cell>
          <table:table-cell/>
        </table:table-row>
        <table:table-row table:style-name="ro1">
          <table:table-cell office:value-type="string" calcext:value-type="string">
            <text:p>Frequency text entity-class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LIME math class-entity</text:p>
          </table:table-cell>
          <table:table-cell office:value-type="float" office:value="5.2" calcext:value-type="float">
            <text:p>5,2</text:p>
          </table:table-cell>
          <table:table-cell/>
        </table:table-row>
        <table:table-row table:style-name="ro1">
          <table:table-cell office:value-type="string" calcext:value-type="string">
            <text:p>LIME math entity-class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Frequency math class-entity</text:p>
          </table:table-cell>
          <table:table-cell office:value-type="float" office:value="7.6" calcext:value-type="float">
            <text:p>7,6</text:p>
          </table:table-cell>
          <table:table-cell/>
        </table:table-row>
        <table:table-row table:style-name="ro1">
          <table:table-cell office:value-type="string" calcext:value-type="string">
            <text:p>Frequency math entity-class</text:p>
          </table:table-cell>
          <table:table-cell office:value-type="float" office:value="0.8" calcext:value-type="float">
            <text:p>0,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.00.0000</text:date>, <text:time style:data-style-name="N2" text:time-value="13:34:24.41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2T13:12:13.567000000</meta:creation-date>
    <dc:date>2021-03-22T14:54:40.934000000</dc:date>
    <meta:editing-duration>PT1H25M10S</meta:editing-duration>
    <meta:editing-cycles>3</meta:editing-cycles>
    <meta:generator>LibreOffice/7.0.4.2$Windows_X86_64 LibreOffice_project/dcf040e67528d9187c66b2379df5ea4407429775</meta:generator>
    <meta:document-statistic meta:table-count="2" meta:cell-count="36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4.205cm" style:legend-expansion="high" chart:style-name="ch2"/>
        <chart:plot-area chart:style-name="ch3" table:cell-range-address="10perClass.A1:10perClass.B9" chart:data-source-has-labels="both" svg:x="0.32cm" svg:y="0.18cm" svg:width="13.388cm" svg:height="8.64cm">
          <chart:coordinate-region svg:x="4.787cm" svg:y="0.18cm" svg:width="8.611cm" svg:height="8.001cm"/>
          <chart:axis chart:dimension="x" chart:name="primary-x" chart:style-name="ch4" chartooo:axis-type="auto">
            <chartooo:date-scale/>
            <chart:categories table:cell-range-address="10perClass.A2:10perClass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0perClass.B2:10perClass.B9" chart:label-cell-address="10perClass.B1:10perClass.B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tropy</text:p>
                <draw:g>
                  <svg:desc>10perClass.B1:10perClas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ME text class-entity</text:p>
                <draw:g>
                  <svg:desc>10perClass.A2:10perClass.A9</svg:desc>
                </draw:g>
              </table:table-cell>
              <table:table-cell office:value-type="float" office:value="4.2">
                <text:p>4.2</text:p>
                <draw:g>
                  <svg:desc>10perClass.B2:10perClass.B9</svg:desc>
                </draw:g>
              </table:table-cell>
            </table:table-row>
            <table:table-row>
              <table:table-cell office:value-type="string">
                <text:p>LIME text entity-class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Frequency text class-entity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Frequency text entity-class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LIME math class-entity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LIME math entity-class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Frequency math class-entity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Frequency math entity-class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4.205cm" style:legend-expansion="high" chart:style-name="ch2"/>
        <chart:plot-area chart:style-name="ch3" table:cell-range-address="100perClass.A1:100perClass.B9" chart:data-source-has-labels="both" svg:x="0.32cm" svg:y="0.18cm" svg:width="13.388cm" svg:height="8.64cm">
          <chart:coordinate-region svg:x="4.787cm" svg:y="0.18cm" svg:width="8.611cm" svg:height="8.001cm"/>
          <chart:axis chart:dimension="x" chart:name="primary-x" chart:style-name="ch4" chartooo:axis-type="auto">
            <chartooo:date-scale/>
            <chart:categories table:cell-range-address="100perClass.A2:100perClass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00perClass.B2:100perClass.B9" chart:label-cell-address="100perClass.B1:100perClass.B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tropy</text:p>
                <draw:g>
                  <svg:desc>100perClass.B1:100perClas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ME text class-entity</text:p>
                <draw:g>
                  <svg:desc>100perClass.A2:100perClass.A9</svg:desc>
                </draw:g>
              </table:table-cell>
              <table:table-cell office:value-type="float" office:value="4.7">
                <text:p>4.7</text:p>
                <draw:g>
                  <svg:desc>100perClass.B2:100perClass.B9</svg:desc>
                </draw:g>
              </table:table-cell>
            </table:table-row>
            <table:table-row>
              <table:table-cell office:value-type="string">
                <text:p>LIME text entity-class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Frequency text class-entity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Frequency text entity-class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LIME math class-entity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LIME math entity-class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Frequency math class-entity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Frequency math entity-class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